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89a8"/>
    </style:style>
    <style:style style:name="P2" style:family="paragraph" style:parent-style-name="Standard">
      <style:text-properties officeooo:rsid="00146805" officeooo:paragraph-rsid="00146805"/>
    </style:style>
    <style:style style:name="T1" style:family="text">
      <style:text-properties officeooo:rsid="00138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pect ratio : görselin genişliğinin yüksekliğine oranı</text:span></text:p>
      <text:p text:style-name="P2">ground truth: <text:s/>kesin refer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9:19.469956031</meta:creation-date>
    <dc:date>2018-07-12T10:40:36.639729919</dc:date>
    <meta:editing-duration>PT1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1" meta:character-count="84" meta:non-whitespace-character-count="74"/>
  </office:meta>
</office:document-meta>
</file>